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4"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5"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6"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27"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28"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29"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0"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1"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2"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3"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4"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5"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6"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37"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38"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a45ff"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officeooo:rsid="0006153e" style:font-weight-asian="normal" style:font-weight-complex="normal"/>
    </style:style>
    <style:style style:name="T25" style:family="text">
      <style:text-properties officeooo:rsid="00207381"/>
    </style:style>
    <style:style style:name="T26" style:family="text">
      <style:text-properties officeooo:rsid="002318c1"/>
    </style:style>
    <style:style style:name="T27" style:family="text">
      <style:text-properties fo:font-weight="bold" officeooo:rsid="002318c1" style:font-weight-asian="bold" style:font-weight-complex="bold"/>
    </style:style>
    <style:style style:name="T28" style:family="text">
      <style:text-properties officeooo:rsid="00284a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4">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3"/>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3"/>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4"/>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5">- Removed the decay rate from the configuration space;</text:p>
      <text:p text:style-name="P25">-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6">-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27"/>
      <text:p text:style-name="P18">May 14 2019</text:p>
      <text:p text:style-name="P28"/>
      <text:p text:style-name="P7"><text:span text:style-name="T11">The test set results for the ensemble show that although previous studies achieved marginally worse results in terms of ROC AUC, either the precision or recall values </text:span><text:span text:style-name="T22">(or both) </text:span><text:span text:style-name="T11">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29"/>
      <text:p text:style-name="P8"><text:span text:style-name="T9">M</text:span><text:span text:style-name="T3">ay 1</text:span><text:span text:style-name="T10">7</text:span><text:span text:style-name="T3"> 2019</text:span></text:p>
      <text:p text:style-name="P30"/>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22">By analyzing the configurations evaluated, it is possible to observe that some can achieve</text:span><text:span text:style-name="T16"> a similar recall and marginally worse accuracy without hindering the remaining metrics, </text:span><text:span text:style-name="T22">although these are not being picked as the best configuration based on the performance on the validation set.</text:span></text:p>
      <text:p text:style-name="P31"/>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2"/>
      <text:p text:style-name="P33">Is the ROC/PR AUC a measure of the separation between the classes' test set distributions? Should we use weighted f-score to give appropriate weight to the precision and recall?</text:p>
      <text:p text:style-name="P33"/>
      <text:p text:style-name="P19">May 20 2019</text:p>
      <text:p text:style-name="P34"/>
      <text:p text:style-name="P35">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5">The optimization metric was set to ROC AUC again.</text:span></text:p>
      <text:p text:style-name="P35"/>
      <text:p text:style-name="P20">May 21 2019</text:p>
      <text:p text:style-name="P35"/>
      <text:p text:style-name="P10"><text:soft-page-break/><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6"/>
      <text:p text:style-name="P21">May 24 2019</text:p>
      <text:p text:style-name="P21"/>
      <text:p text:style-name="P37">A new study (study_9) was started using study_8 as a warm-up with the same number of iterations as the previous study.</text:p>
      <text:p text:style-name="P37"/>
      <text:p text:style-name="P22">May 29-<text:span text:style-name="T28">30</text:span> 2019</text:p>
      <text:p text:style-name="P22"/>
      <text:p text:style-name="P38">In order to study BOHB performance, we decided to run two new studies using Bayesian Optimization (without Hyperband) and Random Search using as budget 50 epochs. We ran both <text:span text:style-name="T26">for </text:span><text:span text:style-name="T27">[INSERT NUMBER OF ITERATIONS] </text:span><text:span text:style-name="T26">which gives a total budget of </text:span><text:span text:style-name="T27">[INSERT TOTAL BUDGET]</text:span><text:span text:style-name="T26">. In order to compare with BOHB, we also ran a new BOHB study </text:span><text:span text:style-name="T27">(INSERT STUDY NAME)</text:span><text:span text:style-name="T26"> with the same total budget, using </text:span><text:span text:style-name="T27">NITERATIONS </text:span><text:span text:style-name="T26">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02T23:02:36.674309427</dc:date>
    <meta:editing-duration>P6DT2H32M13S</meta:editing-duration>
    <meta:editing-cycles>17</meta:editing-cycles>
    <meta:generator>LibreOffice/5.3.6.1$Linux_X86_64 LibreOffice_project/30$Build-1</meta:generator>
    <meta:document-statistic meta:table-count="0" meta:image-count="0" meta:object-count="0" meta:page-count="3" meta:paragraph-count="36" meta:word-count="1307" meta:character-count="7778" meta:non-whitespace-character-count="6504"/>
  </office:meta>
</office:document-meta>
</file>